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style:font-name="Ubuntu" style:font-name-asian="Ubuntu1" style:font-name-complex="Ubuntu1"/>
    </style:style>
    <style:style style:name="P2" style:family="paragraph" style:parent-style-name="Standard">
      <style:paragraph-properties fo:text-align="justify" style:justify-single-word="false" fo:break-before="auto" fo:break-after="auto"/>
      <style:text-properties style:font-name="Ubuntu" style:font-name-asian="Ubuntu1" style:font-name-complex="Ubuntu1"/>
    </style:style>
    <style:style style:name="P3" style:family="paragraph" style:parent-style-name="Standard">
      <style:paragraph-properties fo:text-align="justify" style:justify-single-word="false" fo:break-before="auto" fo:break-after="auto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8" style:family="paragraph" style:parent-style-name="Title">
      <style:paragraph-properties fo:break-before="auto" fo:break-after="auto"/>
      <style:text-properties style:font-name="Ubuntu" style:font-name-asian="Ubuntu1" style:font-name-complex="Ubuntu1"/>
    </style:style>
    <style:style style:name="P9" style:family="paragraph" style:parent-style-name="Title">
      <style:paragraph-properties fo:text-align="center" style:justify-single-word="false" fo:break-before="auto" fo:break-after="auto"/>
      <style:text-properties style:font-name="Ubuntu" style:font-name-asian="Ubuntu1" style:font-name-complex="Ubuntu1"/>
    </style:style>
    <style:style style:name="P10" style:family="paragraph" style:parent-style-name="Title">
      <style:paragraph-properties fo:text-align="center" style:justify-single-word="false" fo:break-before="auto" fo:break-after="auto"/>
    </style:style>
    <style:style style:name="P11" style:family="paragraph" style:parent-style-name="Title" style:master-page-name="Standard">
      <style:paragraph-properties fo:text-align="center" style:justify-single-word="false" style:page-number="1" fo:break-before="auto" fo:break-after="auto"/>
      <style:text-properties style:font-name="Ubuntu" style:font-name-asian="Ubuntu1" style:font-name-complex="Ubuntu1"/>
    </style:style>
    <style:style style:name="P12" style:family="paragraph" style:parent-style-name="Subtitle">
      <style:paragraph-properties fo:break-before="auto" fo:break-after="auto"/>
    </style:style>
    <style:style style:name="T1" style:family="text">
      <style:text-properties style:font-name="Ubuntu" style:font-name-asian="Ubuntu1" style:font-name-complex="Ubuntu1"/>
    </style:style>
    <style:style style:name="T2" style:family="text">
      <style:text-properties style:font-name="Ubuntu" style:text-underline-style="solid" style:text-underline-width="auto" style:text-underline-color="font-color" style:font-name-asian="Ubuntu1" style:font-name-complex="Ubuntu1"/>
    </style:style>
    <style:style style:name="T3" style:family="text">
      <style:text-properties style:font-name="Ubuntu" style:text-underline-style="solid" style:text-underline-width="auto" style:text-underline-color="font-color" fo:background-color="#fff2cc" loext:char-shading-value="0" style:font-name-asian="Ubuntu1" style:font-name-complex="Ubuntu1"/>
    </style:style>
    <style:style style:name="T4" style:family="text">
      <style:text-properties style:font-name="Ubuntu" fo:font-size="11pt" style:font-name-asian="Ubuntu1" style:font-size-asian="11pt" style:font-name-complex="Ubuntu1" style:font-size-complex="11pt"/>
    </style:style>
    <style:style style:name="T5" style:family="text">
      <style:text-properties style:font-name="Ubuntu" fo:font-style="italic" style:font-name-asian="Ubuntu1" style:font-style-asian="italic" style:font-name-complex="Ubuntu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ctml0bn7e8v"/></text:p>
      <text:p text:style-name="P9"><text:bookmark text:name="_fb0pjo1p953g"/></text:p>
      <text:p text:style-name="P10"><text:bookmark text:name="_b7q6h0x6r9bd"/><text:span text:style-name="T1">Vehículos (abreviado)</text:span></text:p>
      <text:p text:style-name="P1"/>
      <text:p text:style-name="P12"><text:bookmark text:name="_1oheenxynwxe"/><text:span text:style-name="T1">Descripción general</text:span></text:p>
      <text:p text:style-name="P3"><text:span text:style-name="T1">Se pretende desarrollar una aplicación que permita calcular los precios de alquileres de una agencia de alquiler de vehículos. Cada vehículo se identifica unívocamente por medio de su patente.</text:span></text:p>
      <text:p text:style-name="P2"/>
      <text:p text:style-name="P3"><text:span text:style-name="T1">La agencia alquila distintos tipos de vehículos. En la actualidad los vehículos alquilados por la empresa son coches y microbuses.</text:span></text:p>
      <text:p text:style-name="P2"/>
      <text:p text:style-name="P3"><text:span text:style-name="T1">El precio del alquiler de </text:span><text:span text:style-name="T2">cualquier vehículo</text:span><text:span text:style-name="T1"> tiene un precio base que depende de los días de alquiler a razón de $500 por día.</text:span></text:p>
      <text:p text:style-name="P1"/>
      <text:list xml:id="list2563730014" text:style-name="WWNum1">
        <text:list-item>
          <text:p text:style-name="P4"><text:span text:style-name="T1">En el caso de un coche, al precio base se le suma la cantidad de $100 por plaza disponible. Así por ejemplo un Chery QQ con 4 cinturones de seguridad posee 4 plazas. Mientras que un Honda Civic con 5 cinturones de seguridad otorga 5 plazas.</text:span></text:p>
        </text:list-item>
        <text:list-item>
          <text:p text:style-name="P4"><text:span text:style-name="T1">Si el coche pertenece a una categoría prémium el precio de las plazas es de $150.</text:span></text:p>
        </text:list-item>
        <text:list-item>
          <text:p text:style-name="P4"><text:span text:style-name="T1">El precio de los microbuses se calcula como el de todos los vehículos pero con base $1500 por día más un monto extra fijo de $500 independientemente de los días de alquiler.</text:span></text:p>
        </text:list-item>
        <text:list-item>
          <text:p text:style-name="P4"><text:span text:style-name="T1">Para los vehículos de carga <text:s/>se cobra el precio base más <text:s/>$300 * PMA (PMA = peso máximo autorizado en toneladas).</text:span></text:p>
        </text:list-item>
      </text:list>
      <text:p text:style-name="P1"/>
      <text:p text:style-name="P12"><text:bookmark text:name="_7x0z5heh56v9"/><text:span text:style-name="T1">Se pide para la agencia de vehículos:</text:span></text:p>
      <text:list xml:id="list1053234301" text:style-name="WWNum2">
        <text:list-item>
          <text:p text:style-name="P5"><text:span text:style-name="T1">Poder registrar vehículos con su patente para que se puedan alquilar. </text:span><text:span text:style-name="T5">No se pueden registrar 2 vehículos con igual patente.</text:span></text:p>
        </text:list-item>
        <text:list-item>
          <text:p text:style-name="P5"><text:span text:style-name="T1">Poder calcular el precio de un determinado vehículo una determinada cantidad de días. Se alquila un vehículo en una cantidad de días determinados (mínimamente 1 día y no se pueden alquilar de forma fraccionada, es decir se alquilan 1,2,3,4 ó X días. Son valores enteros)</text:span></text:p>
        </text:list-item>
      </text:list>
      <text:p text:style-name="P8"><text:bookmark text:name="_j66pikhfmdsk"/></text:p>
      <text:p text:style-name="P10"><text:bookmark text:name="_b5og93b3j4ft"/><text:span text:style-name="T1">Vehículos</text:span></text:p>
      <text:p text:style-name="P1"/>
      <text:p text:style-name="P12"><text:bookmark text:name="_7d4y29wac7bf"/><text:span text:style-name="T1">Descripción general</text:span></text:p>
      <text:p text:style-name="P3"><text:span text:style-name="T1">Se pretende desarrollar una aplicación que permita calcular los precios de alquileres de una agencia de alquiler de vehículos. Cada vehículo se identifica unívocamente por medio de su patente.</text:span></text:p>
      <text:p text:style-name="P2"/>
      <text:p text:style-name="P3"><text:soft-page-break/><text:span text:style-name="T1">La agencia alquila a sus clientes distintos tipos de vehículos, tanto para transporte de personas como de carga. En la actualidad los vehículos alquilados por la agencia son coches, microbuses, furgoneta de carga y camiones.</text:span></text:p>
      <text:p text:style-name="P2"/>
      <text:p text:style-name="P3"><text:span text:style-name="T1">El precio del alquiler de </text:span><text:span text:style-name="T2">cualquier vehículo</text:span><text:span text:style-name="T1"> tiene un precio base que depende de los días de alquiler a razón de $500 por día.</text:span></text:p>
      <text:p text:style-name="P1"/>
      <text:list xml:id="list111334680105491" text:continue-list="list2563730014" text:style-name="WWNum1">
        <text:list-item>
          <text:p text:style-name="P4"><text:span text:style-name="T1">En el caso de un coche , al precio base se le suma la cantidad de $100 por plaza disponible por día. Así por ejemplo un Chery QQ con 4 cinturones de seguridad posee 4 plazas. Mientras que un Honda Civic con 5 cinturones de seguridad otorga 5 plazas.</text:span></text:p>
        </text:list-item>
        <text:list-item>
          <text:p text:style-name="P4"><text:span text:style-name="T1">Si el coche pertenece a una categoría premium el precio de las plazas es de $150.</text:span></text:p>
        </text:list-item>
        <text:list-item>
          <text:p text:style-name="P4"><text:span text:style-name="T1">Cualquier coche puede ser blindado, en tal caso al </text:span><text:span text:style-name="T2">precio total</text:span><text:span text:style-name="T1"> de dicho coche se le suma un 15%.</text:span></text:p>
        </text:list-item>
        <text:list-item>
          <text:p text:style-name="P4"><text:span text:style-name="T1">El precio de los microbuses se calcula como el de todos los vehículos pero con base $1500 por día más un monto extra fijo de $500 independientemente de los días de alquiler.</text:span></text:p>
        </text:list-item>
        <text:list-item>
          <text:p text:style-name="P4"><text:span text:style-name="T1">Para los vehículos de carga <text:s/>se cobra el precio base más <text:s/>$300 * PMA (PMA = peso máximo autorizado en toneladas).</text:span></text:p>
        </text:list-item>
        <text:list-item>
          <text:p text:style-name="P4"><text:span text:style-name="T1">Los camiones no tienen precio base sino que cuestan un costo fijo de $30000 independientemente de los días de alquiler.</text:span></text:p>
        </text:list-item>
      </text:list>
      <text:p text:style-name="P1"/>
      <text:p text:style-name="P12"><text:bookmark text:name="_nhl4ttmghoaj"/><text:span text:style-name="T1">Se pide para la agencia de vehículos:</text:span></text:p>
      <text:list xml:id="list3047809106" text:style-name="WWNum3">
        <text:list-item>
          <text:p text:style-name="P6"><text:span text:style-name="T1">Poder registrar vehículos con su patente para que se puedan alquilar. </text:span><text:span text:style-name="T5">No se pueden registrar 2 vehículos con igual patente.</text:span></text:p>
        </text:list-item>
        <text:list-item>
          <text:p text:style-name="P6"><text:span text:style-name="T1">Poder agregarle clientes (Los mismos tendrán un número de cliente autogenerado e incremental desde 1)</text:span></text:p>
        </text:list-item>
        <text:list-item>
          <text:p text:style-name="P6"><text:span text:style-name="T1">Dado un cliente, asignarle un alquiler. Se alquila un vehículo en una cantidad de días determinados (mínimamente 1 día y no se pueden alquilar de forma fraccionada, es decir se alquilan 1,2,3,4 ó X días. Son valores enteros)</text:span></text:p>
          <text:list>
            <text:list-item>
              <text:p text:style-name="P7"><text:span text:style-name="T1">Luego se le debe poder pedir el precio de dicho alquiler.</text:span></text:p>
            </text:list-item>
          </text:list>
        </text:list-item>
        <text:list-item>
          <text:p text:style-name="P6"><text:span text:style-name="T1">El precio total de todos los alquileres de un cliente.</text:span></text:p>
        </text:list-item>
        <text:list-item>
          <text:p text:style-name="P6"><text:span text:style-name="T1">El precio total de todos los alquileres de la empresa.</text:span></text:p>
        </text:list-item>
        <text:list-item>
          <text:p text:style-name="P6"><text:span text:style-name="T1">Hacer a </text:span><text:span text:style-name="T3">MANO ALZADA:</text:span><text:span text:style-name="T1"> Diagrama de Clases del Modelo de Dominio resultante.</text:span></text:p>
        </text:list-item>
        <text:list-item>
          <text:p text:style-name="P6"><text:span text:style-name="T1">Hacer a </text:span><text:span text:style-name="T3">MANO ALZADA:</text:span><text:span text:style-name="T1"> <text:s/>Diagrama de Secuencias del punto 5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font-name="Ubuntu" fo:font-family="Ubuntu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★" text:bullet-char="★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665" meta:character-count="3737" meta:non-whitespace-character-count="3119"/>
    <meta:generator>LibreOfficeDev/6.0.5.2$Linux_X86_64 LibreOffice_project/</meta:generator>
  </office:meta>
</office:document-meta>
</file>